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lack-Lato" svg:font-family="Slack-Lato, Slack-Fractions, appleLogo, sans-serif"/>
    <style:font-face style:name="Songti SC" svg:font-family="'Songti SC'" style:font-family-generic="system" style:font-pitch="variable"/>
    <style:font-face style:name="apple-system" svg:font-family="apple-system, system-ui, 'Segoe UI', Helvetica, Arial, sans-serif, 'Apple Color Emoji', 'Segoe UI Emoji'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03b2b8" officeooo:paragraph-rsid="0003b2b8"/>
    </style:style>
    <style:style style:name="P2" style:family="paragraph" style:parent-style-name="Standard">
      <style:paragraph-properties fo:text-align="start" style:justify-single-word="false"/>
      <style:text-properties style:font-name="Arial" officeooo:rsid="0003b2b8" officeooo:paragraph-rsid="0003b2b8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officeooo:rsid="0003b2b8" officeooo:paragraph-rsid="0003b2b8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6pt" fo:font-weight="bold" officeooo:rsid="0003b2b8" officeooo:paragraph-rsid="0003b2b8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font-weight="bold" officeooo:rsid="0003b2b8" officeooo:paragraph-rsid="0003b2b8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normal" officeooo:rsid="0003b2b8" officeooo:paragraph-rsid="0003b2b8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3b2b8" officeooo:paragraph-rsid="0004d993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Arial" fo:font-size="12pt" officeooo:rsid="0003b2b8" officeooo:paragraph-rsid="0004d993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24292f" loext:opacity="100%" style:font-name="Arial" fo:font-size="14pt" fo:letter-spacing="normal" fo:font-style="normal" fo:font-weight="bold" officeooo:rsid="0004d993" officeooo:paragraph-rsid="0004d993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24292f" loext:opacity="100%" style:font-name="Arial" fo:font-size="12pt" fo:letter-spacing="normal" fo:font-style="normal" fo:font-weight="normal" officeooo:rsid="0004d993" officeooo:paragraph-rsid="0004d993" style:font-size-asian="10.5pt" style:font-weight-asian="normal" style:font-size-complex="12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variant="normal" fo:text-transform="none" fo:color="#24292f" loext:opacity="100%" style:font-name="apple-system" fo:font-size="13pt" fo:letter-spacing="normal" fo:font-style="normal" fo:font-weight="bold" officeooo:rsid="0004d993" officeooo:paragraph-rsid="0004d993" style:font-size-asian="13pt" style:font-weight-asian="bold" style:font-size-complex="13pt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variant="normal" fo:text-transform="none" fo:color="#24292f" loext:opacity="100%" style:font-name="apple-system" fo:font-size="12pt" fo:letter-spacing="normal" fo:font-style="normal" fo:font-weight="normal" officeooo:rsid="0004d993" officeooo:paragraph-rsid="0004d993" style:font-size-asian="10.5pt" style:font-weight-asian="normal" style:font-size-complex="12pt" style:font-weight-complex="normal"/>
    </style:style>
    <style:style style:name="P13" style:family="paragraph" style:parent-style-name="Text_20_body" style:list-style-name="L1">
      <style:paragraph-properties fo:text-align="start" style:justify-single-word="false"/>
      <style:text-properties fo:font-variant="normal" fo:text-transform="none" fo:color="#24292f" loext:opacity="100%" style:font-name="Arial" fo:font-size="12pt" fo:letter-spacing="normal" fo:font-style="normal" fo:font-weight="normal" officeooo:rsid="0003b2b8" officeooo:paragraph-rsid="0004d993" style:font-size-asian="12pt" style:font-size-complex="12pt"/>
    </style:style>
    <style:style style:name="P14" style:family="paragraph" style:parent-style-name="Text_20_body" style:list-style-name="L1">
      <style:paragraph-properties fo:text-align="start" style:justify-single-word="false"/>
      <style:text-properties fo:font-variant="normal" fo:text-transform="none" fo:color="#24292f" loext:opacity="100%" style:font-name="Arial" fo:font-size="12pt" fo:letter-spacing="normal" fo:font-style="normal" fo:font-weight="normal" officeooo:rsid="0003b2b8" officeooo:paragraph-rsid="0004d993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variant="normal" fo:text-transform="none" fo:color="#24292f" loext:opacity="100%" style:font-name="Arial" fo:font-size="12pt" fo:letter-spacing="normal" fo:font-style="normal" fo:font-weight="normal" officeooo:rsid="0003b2b8" officeooo:paragraph-rsid="0004d993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font-variant="normal" fo:text-transform="none" fo:color="#24292f" loext:opacity="100%" style:text-line-through-style="none" style:text-line-through-type="none" style:font-name="Arial" fo:font-size="12pt" fo:letter-spacing="normal" fo:font-style="normal" fo:font-weight="normal" officeooo:rsid="0003b2b8" officeooo:paragraph-rsid="0004d993" style:font-size-asian="12pt" style:font-weight-asian="normal" style:font-size-complex="12pt" style:font-weight-complex="normal"/>
    </style:style>
    <style:style style:name="P17" style:family="paragraph" style:parent-style-name="Text_20_body" style:list-style-name="L3">
      <style:paragraph-properties fo:text-align="start" style:justify-single-word="false"/>
      <style:text-properties fo:font-variant="normal" fo:text-transform="none" fo:color="#24292f" loext:opacity="100%" style:text-line-through-style="none" style:text-line-through-type="none" style:font-name="Arial" fo:font-size="12pt" fo:letter-spacing="normal" fo:font-style="normal" fo:font-weight="normal" officeooo:rsid="0003b2b8" officeooo:paragraph-rsid="0004d993" style:font-size-asian="12pt" style:font-weight-asian="normal" style:font-size-complex="12pt" style:font-weight-complex="normal"/>
    </style:style>
    <style:style style:name="P18" style:family="paragraph" style:parent-style-name="Text_20_body" style:list-style-name="L3">
      <style:paragraph-properties fo:text-align="start" style:justify-single-word="false"/>
      <style:text-properties fo:font-variant="normal" fo:text-transform="none" fo:color="#24292f" loext:opacity="100%" style:text-line-through-style="none" style:text-line-through-type="none" style:font-name="Arial" fo:font-size="12pt" fo:letter-spacing="normal" fo:font-style="normal" fo:font-weight="normal" officeooo:rsid="0004d993" officeooo:paragraph-rsid="0004d993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24292f" loext:opacity="100%" style:text-line-through-style="none" style:text-line-through-type="none" fo:letter-spacing="normal" fo:font-style="normal"/>
    </style:style>
    <style:style style:name="T2" style:family="text">
      <style:text-properties fo:font-variant="normal" fo:text-transform="none" fo:color="#24292f" loext:opacity="100%" style:text-line-through-style="none" style:text-line-through-type="none" fo:letter-spacing="normal" fo:font-style="normal" fo:font-weight="normal"/>
    </style:style>
    <style:style style:name="T3" style:family="text">
      <style:text-properties fo:font-variant="normal" fo:text-transform="none" fo:color="#24292f" loext:opacity="100%" style:text-line-through-style="none" style:text-line-through-type="none" fo:letter-spacing="normal" fo:font-style="normal" fo:font-weight="normal" officeooo:rsid="00074ebf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line-through-style="none" style:text-line-through-type="none" officeooo:rsid="00063544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ct brief</text:p>
      <text:p text:style-name="P1"/>
      <text:p text:style-name="P4">Spares Planning</text:p>
      <text:p text:style-name="P2"/>
      <text:p text:style-name="P2">Build an app which allows a service maintenance planner to organise their customers spares planning. This is not an app the customer will see, it is an admin/management app.</text:p>
      <text:p text:style-name="P2"/>
      <text:p text:style-name="P5">MVP</text:p>
      <text:p text:style-name="P6"/>
      <text:list xml:id="list2417215309" text:style-name="L1">
        <text:list-item>
          <text:p text:style-name="P7"><text:span text:style-name="T1">A customer account should be able to be created, and then have a unit added to the customers account, with the units associated parts list.</text:span></text:p>
          <text:p text:style-name="P7"><text:span text:style-name="T1"/></text:p>
        </text:list-item>
        <text:list-item>
          <text:p text:style-name="P13"><text:span text:style-name="T4">A customer should be able to be created, edited and removed.</text:span></text:p>
        </text:list-item>
        <text:list-item>
          <text:p text:style-name="P13"><text:span text:style-name="T4">Units should be able to be added, edited and removed from a customer.</text:span></text:p>
        </text:list-item>
        <text:list-item>
          <text:p text:style-name="P13"><text:span text:style-name="T4">A unit should come with a parts_list.</text:span></text:p>
        </text:list-item>
        <text:list-item>
          <text:p text:style-name="P8"><text:span text:style-name="T2">The parts_list should </text:span><text:span text:style-name="T3">list</text:span><text:span text:style-name="T2"> individual parts, including part_name, part_number, quantity_per_unit, change_frequency.</text:span></text:p>
          <text:p text:style-name="P8"><text:span text:style-name="T2"/></text:p>
        </text:list-item>
        <text:list-item>
          <text:p text:style-name="P13">The parts should be linked to a unit type and populate when a unit is added to a customer.</text:p>
        </text:list-item>
        <text:list-item>
          <text:p text:style-name="P13"><text:span text:style-name="T4">Parts should be able to be added, edited and removed from a unit.</text:span></text:p>
        </text:list-item>
        <text:list-item>
          <text:p text:style-name="P14"><text:span text:style-name="T4">Customer details should be viewable (customer_show), with attached units viewable, with a full parts list(unit_show).</text:span></text:p>
        </text:list-item>
      </text:list>
      <text:p text:style-name="P15"><text:span text:style-name="T4"/></text:p>
      <text:p text:style-name="P11"><text:span text:style-name="T5">I</text:span><text:span text:style-name="T4">nspired by</text:span></text:p>
      <text:p text:style-name="P16">Tools from my own previous experience as a Service Engineer.</text:p>
      <text:p text:style-name="P12"><text:span text:style-name="T4"/></text:p>
      <text:p text:style-name="P9"><text:span text:style-name="T4">Possible Extensions</text:span></text:p>
      <text:p text:style-name="P10"><text:span text:style-name="T4"/></text:p>
      <text:list xml:id="list205280140" text:style-name="L3">
        <text:list-item>
          <text:p text:style-name="P17">Create a function to enter a customers, unit running hours. All parts that have a change_frequency &lt;= the entered running hours should populate as a list.</text:p>
        </text:list-item>
        <text:list-item>
          <text:p text:style-name="P18">Add more unit types and parts lists.</text:p>
        </text:list-item>
        <text:list-item>
          <text:p text:style-name="P18">Add a water quality column to the parts and customer tables/models, allowing for different parts_change_frequencies, based upon water quality.</text:p>
        </text:list-item>
        <text:list-item>
          <text:p text:style-name="P18">Expand from basic CSS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lack-Lato" svg:font-family="Slack-Lato, Slack-Fractions, appleLogo, sans-serif"/>
    <style:font-face style:name="Songti SC" svg:font-family="'Songti SC'" style:font-family-generic="system" style:font-pitch="variable"/>
    <style:font-face style:name="apple-system" svg:font-family="apple-system, system-ui, 'Segoe UI', Helvetica, Arial, sans-serif, 'Apple Color Emoji', 'Segoe UI Emoji'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22T12:28:46.790468966</meta:creation-date>
    <dc:date>2022-04-27T10:40:08.347433926</dc:date>
    <meta:editing-duration>P1DT18H25M52S</meta:editing-duration>
    <meta:editing-cycles>4</meta:editing-cycles>
    <meta:generator>LibreOffice/7.3.2.2$MacOSX_X86_64 LibreOffice_project/49f2b1bff42cfccbd8f788c8dc32c1c309559be0</meta:generator>
    <meta:document-statistic meta:table-count="0" meta:image-count="0" meta:object-count="0" meta:page-count="1" meta:paragraph-count="21" meta:word-count="232" meta:character-count="1353" meta:non-whitespace-character-count="1154"/>
  </office:meta>
</office:document-meta>
</file>